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C90000013B3BFC857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121cm" svg:height="11.112cm" svg:x="2.439cm" svg:y="9.293cm">
          <draw:image xlink:href="Pictures/10000000000001C90000013B3BFC8576.png" xlink:type="simple" xlink:show="embed" xlink:actuate="onLoad">
            <text:p/>
          </draw:image>
        </draw:frame>
        <draw:custom-shape draw:style-name="gr2" draw:text-style-name="P1" draw:layer="layout" svg:width="9.7cm" svg:height="0.8cm" svg:x="3.1cm" svg:y="13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3cm" svg:x="10.7cm" svg:y="1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3cm" svg:height="1.3cm" svg:x="13.1cm" svg:y="1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.5cm" svg:x="9.2cm" svg:y="1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.4cm" svg:y="1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5cm" svg:height="1.5cm" svg:x="17.5cm" svg:y="11.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5-14T03:33:32</dc:date>
    <dc:creator>Rakhi </dc:creator>
    <meta:document-statistic meta:object-count="7"/>
    <meta:generator>LibreOffice/3.5$Linux_x86 LibreOffice_project/350m1$Build-2</meta:generator>
  </office:meta>
</office:document-meta>
</file>